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ali" style:master-page-name="MP0" style:family="paragraph">
      <style:paragraph-properties fo:break-before="page"/>
    </style:style>
  </office:automatic-styles>
  <office:body>
    <office:text text:use-soft-page-breaks="true">
      <text:p text:style-name="P1">{ routes: [</text:p>
      <text:p text:style-name="Normaali">[{'distance': 53017, 'passengers': 2, 'time': None, 'vehicle': 'BUS', 'emissions': 4.019084842233462}, {'distance': 0, 'passengers': 2, 'time': None, 'vehicle': 'WALKING', 'emissions': 0}, {'distance': 20698, 'passengers': 2, 'time': None, 'vehicle': 'BUS', 'emissions': 1.5690630941876793}, {'distance': None, 'time': 920, 'vehicle': 'FLIGHT', 'passengers': 2, 'emissions': 2435.8305499520129}, {'distance': 2611, 'passengers': 2, 'time': None, 'vehicle': 'TRAM', 'emissions': 0.21932400000000002}, {'distance': 132, 'passengers': 2, 'time': None, 'vehicle': 'WALKING', 'emissions': 0}, {'distance': 12182, 'passengers': 2, 'time': None, 'vehicle': 'RAIL', 'emissions': 2.831016441522612}],</text:p>
      <text:p text:style-name="Normaali"><text:s/>[{'distance': 7818, 'passengers': 2, 'time': None, 'vehicle': 'BUS', 'emissions': 0.5926628307256391}, {'distance': 11, 'passengers': 2, 'time': None, 'vehicle': 'WALKING', 'emissions': 0}, {'distance': 81794, 'passengers': 2, 'time': None, 'vehicle': 'RAIL', 'emissions': 19.008386046453825}, {'distance': 0, 'passengers': 2, 'time': None, 'vehicle': 'WALKING', 'emissions': 0}, {'distance': 631596, 'passengers': 2, 'time': None, 'vehicle': 'RAIL', 'emissions': 146.7787440814247}],<text:s/></text:p>
      <text:p text:style-name="Normaali">[{'distance': 7731, 'passengers': 2, 'time': None, 'vehicle': 'BUS', 'emissions': 0.586067580498838}, {'distance': 11, 'passengers': 2, 'time': None, 'vehicle': 'WALKING', 'emissions': 0}, {'distance': 81794, 'passengers': 2, 'time': None, 'vehicle': 'RAIL', 'emissions': 19.008386046453825}, {'distance': 0, 'passengers': 2, 'time': None, 'vehicle': 'WALKING', 'emissions': 0}, {'distance': 631596, 'passengers': 2, 'time': None, 'vehicle': 'RAIL', 'emissions': 146.7787440814247}],<text:s/></text:p>
      <text:p text:style-name="Normaali">[{'distance': 14552, 'passengers': 2, 'time': None, 'vehicle': 'BUS', 'emissions': 1.1031503597748145}, {'distance': 201, 'passengers': 2, 'time': None, 'vehicle': 'WALKING', 'emissions': 0}, {'distance': 71696, 'passengers': 2, 'time': None, 'vehicle': 'RAIL', 'emissions': 16.66167745783986}, {'distance': 0, 'passengers': 2, 'time': None, 'vehicle': 'WALKING', 'emissions': 0}, {'distance': 631596, 'passengers': 2, 'time': None, 'vehicle': 'RAIL', 'emissions': 146.7787440814247}],<text:s/></text:p>
      <text:p text:style-name="Normaali">[{'distance': 18584, 'passengers': 2, 'time': None, 'vehicle': 'BUS', 'emissions': 1.408806094423801}, {'distance': 65, 'passengers': 2, 'time': None, 'vehicle': 'WALKING', 'emissions': 0}, {'distance': 726706, 'passengers': 2, 'time': None, 'vehicle': 'RAIL', 'emissions': 168.8816806889781}],<text:s/></text:p>
      <text:p text:style-name="Normaali">[{'distance': 794180, 'passengers': 2, 'time': None, 'vehicle': 'BICYCLING', 'emissions': 0}],<text:s/></text:p>
      <text:p text:style-name="Normaali">[{'distance': 754170, 'passengers': 2, 'time': None, 'vehicle': 'CAR', 'emissions': 4175.4102302807369}]</text:p>
      <text:p text:style-name="Normaali">]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lle</meta:initial-creator>
    <dc:creator>Ville</dc:creator>
    <meta:creation-date>2018-04-08T10:53:00Z</meta:creation-date>
    <dc:date>2018-04-08T11:09:00Z</dc:date>
    <meta:template xlink:href="Normal.dotm" xlink:type="simple"/>
    <meta:editing-cycles>2</meta:editing-cycles>
    <meta:editing-duration>PT960S</meta:editing-duration>
    <meta:document-statistic meta:page-count="1" meta:paragraph-count="5" meta:word-count="397" meta:character-count="2658" meta:row-count="18" meta:non-whitespace-character-count="2266"/>
  </office:meta>
</office:document-meta>
</file>